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fda4" officeooo:paragraph-rsid="0006fda4"/>
    </style:style>
    <style:style style:name="P2" style:family="paragraph" style:parent-style-name="Standard">
      <style:text-properties fo:font-size="14pt" officeooo:rsid="0006fda4" officeooo:paragraph-rsid="0006fda4" style:font-size-asian="14pt" style:font-size-complex="14pt"/>
    </style:style>
    <style:style style:name="T1" style:family="text">
      <style:text-properties officeooo:rsid="0007800b"/>
    </style:style>
    <style:style style:name="T2" style:family="text">
      <style:text-properties fo:font-size="16pt" style:font-size-asian="16pt" style:font-size-complex="16pt"/>
    </style:style>
    <style:style style:name="T3" style:family="text">
      <style:text-properties fo:font-size="16pt" officeooo:rsid="0007800b" style:font-size-asian="16pt" style:font-size-complex="16pt"/>
    </style:style>
    <style:style style:name="T4" style:family="text">
      <style:text-properties officeooo:rsid="00094a02"/>
    </style:style>
    <style:style style:name="T5" style:family="text">
      <style:text-properties officeooo:rsid="0009bc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6"/><text:span text:style-name="T2"><text:s/></text:span><text:span text:style-name="T3">RECEIVED PRONOUNCIATION</text:span></text:p>
      <text:p text:style-name="P1"/>
      <text:p text:style-name="P1"/>
      <text:p text:style-name="P2">Received pronounciation ,commonly abbreviations as RP, is a once prestigious variety of British English spoken without an identifiable regional dialect .It is also known as British Received Pronounciation ,BBC English ,the Queen’s English ,and posh accent standard British English is sometimes used as a synonym.The term RP was introduced and described by phonetician “Alexander <text:span text:style-name="T4">John</text:span> Ellis” in his book “<text:span text:style-name="T5">On </text:span>Early English Pronounciation” (1869).</text:p>
      <text:p text:style-name="P2"/>
      <text:p text:style-name="P2">It also became the standard accent of the U.K , <text:span text:style-name="T4">p</text:span>articularly RP is associated with a person’s location within the social hierarchy. In fact RP is neutral English accent that by speaking itself,it establish straight away in conversation that they are educated and well-to-do. It quickly became the calling card of the soocial elite .It was initially <text:span text:style-name="T1">taught in schools.It is a very practiced one and it has a specific set of linguistic rule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6:38:34.971773108</meta:creation-date>
    <dc:date>2020-01-25T17:38:40.898121089</dc:date>
    <meta:editing-duration>PT6M35S</meta:editing-duration>
    <meta:editing-cycles>2</meta:editing-cycles>
    <meta:generator>LibreOffice/6.0.7.3$Linux_X86_64 LibreOffice_project/00m0$Build-3</meta:generator>
    <meta:document-statistic meta:table-count="0" meta:image-count="0" meta:object-count="0" meta:page-count="1" meta:paragraph-count="3" meta:word-count="140" meta:character-count="945" meta:non-whitespace-character-count="770"/>
  </office:meta>
</office:document-meta>
</file>